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7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0.096cm"/>
    </style:style>
    <style:style style:name="gr24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5" style:family="graphic" style:parent-style-name="standard">
      <style:graphic-properties draw:stroke="none" svg:stroke-color="#cccccc" draw:fill="none" draw:fill-color="#ffffff" fo:min-height="0.339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7" style:family="graphic" style:parent-style-name="standard">
      <style:graphic-properties draw:stroke="none" svg:stroke-color="#cccccc" draw:fill="none" draw:fill-color="#ffffff" fo:min-height="0.477cm"/>
    </style:style>
    <style:style style:name="gr28" style:family="graphic" style:parent-style-name="standard">
      <style:graphic-properties draw:stroke="none" svg:stroke-color="#cccccc" draw:fill="none" draw:fill-color="#ffffff" fo:min-height="0.45cm"/>
    </style:style>
    <style:style style:name="gr29" style:family="graphic" style:parent-style-name="standard">
      <style:graphic-properties svg:stroke-color="#000000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30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31" style:family="graphic" style:parent-style-name="standard">
      <style:graphic-properties draw:stroke="none" svg:stroke-color="#000000" draw:fill="none" draw:fill-color="#ffffff" fo:min-height="0.25cm"/>
    </style:style>
    <style:style style:name="gr32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cccccc"/>
      <style:paragraph-properties fo:text-align="center"/>
      <style:text-properties fo:color="#cccccc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loext:graphic-properties draw:fill="solid" draw:fill-color="#ffffff"/>
      <style:paragraph-properties fo:text-align="center"/>
      <style:text-properties fo:color="#000000" fo:font-size="6pt"/>
    </style:style>
    <style:style style:name="P15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6" style:family="paragraph">
      <style:text-properties fo:color="#cccccc"/>
    </style:style>
    <style:style style:name="P17" style:family="paragraph">
      <loext:graphic-properties draw:fill="solid" draw:fill-color="#ffffff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font-size="6pt"/>
    </style:style>
    <style:style style:name="P19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0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1" style:family="paragraph">
      <loext:graphic-properties draw:fill="solid" draw:fill-color="#ffffff"/>
      <style:paragraph-properties fo:text-align="center"/>
      <style:text-properties fo:color="#cccccc"/>
    </style:style>
    <style:style style:name="P22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color="#000000" fo:font-size="6pt" fo:font-weight="normal" style:font-weight-asian="normal" style:font-weight-complex="normal"/>
    </style:style>
    <style:style style:name="T9" style:family="text">
      <style:text-properties fo:font-size="6pt"/>
    </style:style>
    <style:style style:name="T10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gabe A1</text:span><text:span text:style-name="T4">: </text:span></text:p>
          <text:p text:style-name="P3"><text:span text:style-name="T4">verwende den</text:span></text:p>
          <text:p text:style-name="P3"><text:span text:style-name="T4">Standardpfad für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andard-</text:span></text:p>
          <text:p text:style-name="P3"><text:span text:style-name="T5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abe A4.1</text:span><text:span text:style-name="T7">: </text:span></text:p>
          <text:p text:style-name="P3"><text:span text:style-name="T7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gabe A3</text:span><text:span text:style-name="T4">: </text:span></text:p>
          <text:p text:style-name="P3"><text:span text:style-name="T4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rüfe, ob es sich um die </text:span></text:p>
          <text:p text:style-name="P3"><text:span text:style-name="T4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3" draw:id="id13" draw:layer="layout" svg:width="3.725cm" svg:height="1.199cm" svg:x="12.6cm" svg:y="13cm">
          <text:p text:style-name="P3"><text:span text:style-name="T6">Ausgabe A5:</text:span></text:p>
          <text:p text:style-name="P3"><text:span text:style-name="T7">Handelt sich nicht um </text:span></text:p>
          <text:p text:style-name="P3"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7" draw:text-style-name="P5" xml:id="id4" draw:id="id4" draw:layer="layout" svg:width="3.726cm" svg:height="1.198cm" svg:x="4.92cm" svg:y="13cm">
          <text:p text:style-name="P3"><text:span text:style-name="T3">Ausgabe A6</text:span><text:span text:style-name="T4">:</text:span></text:p>
          <text:p text:style-name="P3"><text:span text:style-name="T4">Verarbeite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5" draw:id="id5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8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7" draw:text-style-name="P5" xml:id="id7" draw:id="id7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20" draw:text-style-name="P6" draw:layer="layout" svg:width="1.9cm" svg:height="0.727cm" svg:x="15.8cm" svg:y="18.1cm">
          <draw:text-box>
            <text:p><text:span text:style-name="T4">Verbindung nicht möglich</text:span></text:p>
          </draw:text-box>
        </draw:frame>
        <draw:custom-shape draw:style-name="gr3" draw:text-style-name="P5" xml:id="id11" draw:id="id11" draw:layer="layout" svg:width="3.726cm" svg:height="1.199cm" svg:x="8.674cm" svg:y="17.3cm">
          <text:p text:style-name="P3"><text:span text:style-name="T3">Ausgabe A8</text:span><text:span text:style-name="T4">: </text:span></text:p>
          <text:p text:style-name="P3"><text:span text:style-name="T4">Verbindung zur Datenbank </text:span></text:p>
          <text:p text:style-name="P3"><text:span text:style-name="T4">Erfolgreich</text:span></text:p>
          <text:p text:style-name="P3"><text:span text:style-name="T4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1" draw:text-style-name="P14" xml:id="id34" draw:id="id34" draw:layer="layout" svg:width="3.726cm" svg:height="1.199cm" svg:x="8.63cm" svg:y="25.7cm">
          <text:p text:style-name="P3"><text:span text:style-name="T3">F6/</text:span><text:span text:style-name="T8">Prüfe ob Nachricht </text:span></text:p>
          <text:p text:style-name="P3"><text:span text:style-name="T8">von Datenbank-Trigger </text:span></text:p>
          <text:p text:style-name="P3"><text:span text:style-name="T8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3.726cm" svg:height="1.199cm" svg:x="0.874cm" svg:y="23.501cm">
          <text:p text:style-name="P3"><text:span text:style-name="T3">F10/</text:span><text:span text:style-name="T8">Prüfe, ob Abbruchbefehl </text:span></text:p>
          <text:p text:style-name="P3"><text:span text:style-name="T8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36" draw:id="id36" draw:layer="layout" svg:width="3.726cm" svg:height="1.199cm" svg:x="8.63cm" svg:y="19.401cm">
          <text:p text:style-name="P3"><text:span text:style-name="T6">F8/</text:span><text:span text:style-name="T7">Vergleiche Maschinenname des</text:span></text:p>
          <text:p text:style-name="P3"><text:span text:style-name="T7">Triggers mit dem Maschinenname der</text:span></text:p>
          <text:p text:style-name="P3"><text:span text:style-name="T7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9" draw:text-style-name="P10" draw:layer="layout" svg:width="0.975cm" svg:height="0.489cm" svg:x="10.4cm" svg:y="23.111cm">
          <draw:text-box>
            <text:p text:style-name="P16"><text:span text:style-name="T9">Ja</text:span></text:p>
          </draw:text-box>
        </draw:frame>
        <draw:frame draw:style-name="gr9" draw:text-style-name="P6" draw:layer="layout" svg:width="1.204cm" svg:height="0.489cm" svg:x="9.096cm" svg:y="23.611cm">
          <draw:text-box>
            <text:p><text:span text:style-name="T4">Nein</text:span></text:p>
          </draw:text-box>
        </draw:frame>
        <draw:custom-shape draw:style-name="gr23" draw:text-style-name="P14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7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8" draw:layer="layout" svg:width="1.067cm" svg:height="0.489cm" svg:x="10.052cm" svg:y="1.1cm">
          <draw:text-box>
            <text:p><text:span text:style-name="T9">Start</text:span></text:p>
          </draw:text-box>
        </draw:frame>
        <draw:frame draw:style-name="gr25" draw:text-style-name="P10" draw:layer="layout" svg:width="1.2cm" svg:height="0.589cm" svg:x="18.6cm" svg:y="15.8cm">
          <draw:text-box>
            <text:p><text:span text:style-name="T7">Ende</text:span></text:p>
          </draw:text-box>
        </draw:frame>
        <draw:custom-shape draw:style-name="gr21" draw:text-style-name="P14" xml:id="id20" draw:id="id20" draw:layer="layout" svg:width="3.726cm" svg:height="1.199cm" svg:x="0.87cm" svg:y="19.401cm">
          <text:p text:style-name="P3"><text:span text:style-name="T3">F9/</text:span><text:span text:style-name="T8">Ansteuern der LEDs </text:span></text:p>
          <text:p text:style-name="P3"><text:span text:style-name="T8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0" draw:layer="layout" svg:width="1.704cm" svg:height="0.727cm" svg:x="5.9cm" svg:y="20.473cm">
          <draw:text-box>
            <text:p><text:span text:style-name="T7">stimmt nicht </text:span></text:p>
            <text:p><text:span text:style-name="T7">überein</text:span></text:p>
          </draw:text-box>
        </draw:frame>
        <draw:frame draw:style-name="gr28" draw:text-style-name="P10" draw:layer="layout" svg:width="2cm" svg:height="0.7cm" svg:x="4.7cm" svg:y="19.5cm">
          <draw:text-box>
            <text:p><text:span text:style-name="T7">stimmt überein</text:span></text:p>
          </draw:text-box>
        </draw:frame>
        <draw:frame draw:style-name="gr9" draw:text-style-name="P6" draw:layer="layout" svg:width="1.204cm" svg:height="0.489cm" svg:x="3.1cm" svg:y="25.9cm">
          <draw:text-box>
            <text:p><text:span text:style-name="T4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ank</text:span></text:p>
          <text:p text:style-name="P3"><text:span text:style-name="T5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9" draw:text-style-name="P14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9" draw:text-style-name="P10" draw:layer="layout" svg:width="0.975cm" svg:height="0.489cm" svg:x="2.7cm" svg:y="27.011cm">
          <draw:text-box>
            <text:p><text:span text:style-name="T7">Ja</text:span></text:p>
          </draw:text-box>
        </draw:frame>
        <draw:connector draw:style-name="gr19" draw:text-style-name="P13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1" draw:text-style-name="P14" xml:id="id33" draw:id="id33" draw:layer="layout" svg:width="3.726cm" svg:height="1.199cm" svg:x="0.874cm" svg:y="21.501cm">
          <text:p text:style-name="P3"><text:span text:style-name="T3">Ausgabe A9</text:span><text:span text:style-name="T4">: </text:span></text:p>
          <text:p text:style-name="P3"><text:span text:style-name="T4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3" draw:text-style-name="P5" xml:id="id18" draw:id="id18" draw:layer="layout" svg:width="3.726cm" svg:height="1.199cm" svg:x="3.474cm" svg:y="17.301cm">
          <text:p text:style-name="P3"><text:span text:style-name="T3">F7/</text:span><text:span text:style-name="T8">Lade den aktuellen Status der </text:span></text:p>
          <text:p text:style-name="P3"><text:span text:style-name="T8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30" draw:text-style-name="P19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0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31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9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9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9" draw:text-style-name="P13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32" draw:text-style-name="P1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5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4" draw:text-style-name="P17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4" draw:text-style-name="P17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4" draw:text-style-name="P21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33" draw:text-style-name="P17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4" draw:text-style-name="P17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33" draw:text-style-name="P21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33" draw:text-style-name="P21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33" draw:text-style-name="P17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34" draw:text-style-name="P22" draw:layer="layout" svg:width="2cm" svg:height="0.7cm" svg:x="0.6cm" svg:y="26.5cm">
          <draw:text-box>
            <text:p><text:span text:style-name="T10">Schleife</text:span></text:p>
          </draw:text-box>
        </draw:frame>
        <draw:connector draw:style-name="gr19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  <draw:connector draw:style-name="gr24" draw:text-style-name="P17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11:18.442468825</dc:date>
    <meta:editing-duration>PT3H25M57S</meta:editing-duration>
    <meta:editing-cycles>50</meta:editing-cycles>
    <meta:generator>LibreOffice/5.1.6.2$Linux_X86_64 LibreOffice_project/10m0$Build-2</meta:generator>
    <meta:document-statistic meta:object-count="102"/>
  </office:meta>
</office:document-meta>
</file>